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5361in" table:align="left" style:writing-mode="lr-tb"/>
    </style:style>
    <style:style style:name="Table1.A" style:family="table-column">
      <style:table-column-properties style:column-width="1.3917in"/>
    </style:style>
    <style:style style:name="Table1.B" style:family="table-column">
      <style:table-column-properties style:column-width="1.45in"/>
    </style:style>
    <style:style style:name="Table1.C" style:family="table-column">
      <style:table-column-properties style:column-width="3.6944in"/>
    </style:style>
    <style:style style:name="Table1.1" style:family="table-row">
      <style:table-row-properties style:min-row-height="0.216in" style:keep-together="true" fo:keep-together="auto"/>
    </style:style>
    <style:style style:name="Table1.A1" style:family="table-cell">
      <style:table-cell-properties style:vertical-align="top" fo:padding="0in" fo:border="none" style:writing-mode="lr-tb"/>
    </style:style>
    <style:style style:name="Table2" style:family="table">
      <style:table-properties style:width="6.5361in" table:align="left" style:writing-mode="lr-tb"/>
    </style:style>
    <style:style style:name="Table2.A" style:family="table-column">
      <style:table-column-properties style:column-width="1.3917in"/>
    </style:style>
    <style:style style:name="Table2.B" style:family="table-column">
      <style:table-column-properties style:column-width="1.45in"/>
    </style:style>
    <style:style style:name="Table2.C" style:family="table-column">
      <style:table-column-properties style:column-width="3.6944in"/>
    </style:style>
    <style:style style:name="Table2.1" style:family="table-row">
      <style:table-row-properties style:min-row-height="0.216in"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5361in" table:align="left" style:writing-mode="lr-tb"/>
    </style:style>
    <style:style style:name="Table3.A" style:family="table-column">
      <style:table-column-properties style:column-width="1.3917in"/>
    </style:style>
    <style:style style:name="Table3.B" style:family="table-column">
      <style:table-column-properties style:column-width="1.45in"/>
    </style:style>
    <style:style style:name="Table3.C" style:family="table-column">
      <style:table-column-properties style:column-width="3.6944in"/>
    </style:style>
    <style:style style:name="Table3.1" style:family="table-row">
      <style:table-row-properties style:min-row-height="0.216in" style:keep-together="true" fo:keep-together="auto"/>
    </style:style>
    <style:style style:name="Table3.A1" style:family="table-cell">
      <style:table-cell-properties style:vertical-align="top" fo:padding="0in" fo:border="none" style:writing-mode="lr-tb"/>
    </style:style>
    <style:style style:name="Table4" style:family="table">
      <style:table-properties style:width="6.5361in" table:align="left" style:writing-mode="lr-tb"/>
    </style:style>
    <style:style style:name="Table4.A" style:family="table-column">
      <style:table-column-properties style:column-width="1.3917in"/>
    </style:style>
    <style:style style:name="Table4.B" style:family="table-column">
      <style:table-column-properties style:column-width="1.45in"/>
    </style:style>
    <style:style style:name="Table4.C" style:family="table-column">
      <style:table-column-properties style:column-width="3.6944in"/>
    </style:style>
    <style:style style:name="Table4.1" style:family="table-row">
      <style:table-row-properties style:min-row-height="0.216in" style:keep-together="true" fo:keep-together="auto"/>
    </style:style>
    <style:style style:name="Table4.A1" style:family="table-cell">
      <style:table-cell-properties style:vertical-align="top" fo:padding="0in" fo:border="none" style:writing-mode="lr-tb"/>
    </style:style>
    <style:style style:name="Table5" style:family="table">
      <style:table-properties style:width="6.5361in" table:align="left" style:writing-mode="lr-tb"/>
    </style:style>
    <style:style style:name="Table5.A" style:family="table-column">
      <style:table-column-properties style:column-width="1.3917in"/>
    </style:style>
    <style:style style:name="Table5.B" style:family="table-column">
      <style:table-column-properties style:column-width="1.45in"/>
    </style:style>
    <style:style style:name="Table5.C" style:family="table-column">
      <style:table-column-properties style:column-width="3.6944in"/>
    </style:style>
    <style:style style:name="Table5.1" style:family="table-row">
      <style:table-row-properties style:min-row-height="0.216in" style:keep-together="true" fo:keep-together="auto"/>
    </style:style>
    <style:style style:name="Table5.A1" style:family="table-cell">
      <style:table-cell-properties style:vertical-align="top" fo:padding="0in" fo:border="none" style:writing-mode="lr-tb"/>
    </style:style>
    <style:style style:name="Table6" style:family="table">
      <style:table-properties style:width="6.5361in" table:align="left" style:writing-mode="lr-tb"/>
    </style:style>
    <style:style style:name="Table6.A" style:family="table-column">
      <style:table-column-properties style:column-width="1.3917in"/>
    </style:style>
    <style:style style:name="Table6.B" style:family="table-column">
      <style:table-column-properties style:column-width="1.45in"/>
    </style:style>
    <style:style style:name="Table6.C" style:family="table-column">
      <style:table-column-properties style:column-width="3.6944in"/>
    </style:style>
    <style:style style:name="Table6.1" style:family="table-row">
      <style:table-row-properties style:min-row-height="0.216in" style:keep-together="true" fo:keep-together="auto"/>
    </style:style>
    <style:style style:name="Table6.A1" style:family="table-cell">
      <style:table-cell-properties style:vertical-align="top" fo:padding="0in" fo:border="none" style:writing-mode="lr-tb"/>
    </style:style>
    <style:style style:name="Table7" style:family="table">
      <style:table-properties style:width="6.5in" table:align="left" style:writing-mode="lr-tb"/>
    </style:style>
    <style:style style:name="Table7.A" style:family="table-column">
      <style:table-column-properties style:column-width="1.3813in"/>
    </style:style>
    <style:style style:name="Table7.B" style:family="table-column">
      <style:table-column-properties style:column-width="1.4604in"/>
    </style:style>
    <style:style style:name="Table7.C" style:family="table-column">
      <style:table-column-properties style:column-width="3.6583in"/>
    </style:style>
    <style:style style:name="Table7.1" style:family="table-row">
      <style:table-row-properties style:keep-together="true" fo:keep-together="auto"/>
    </style:style>
    <style:style style:name="Table7.A1" style:family="table-cell">
      <style:table-cell-properties style:vertical-align="top" fo:padding="0in" fo:border="none" style:writing-mode="lr-tb"/>
    </style:style>
    <style:style style:name="Table8" style:family="table">
      <style:table-properties style:width="6.7389in" fo:margin-left="-0.0035in" table:align="left" style:writing-mode="lr-tb"/>
    </style:style>
    <style:style style:name="Table8.A" style:family="table-column">
      <style:table-column-properties style:column-width="1.4771in"/>
    </style:style>
    <style:style style:name="Table8.B" style:family="table-column">
      <style:table-column-properties style:column-width="1.5458in"/>
    </style:style>
    <style:style style:name="Table8.C" style:family="table-column">
      <style:table-column-properties style:column-width="3.716in"/>
    </style:style>
    <style:style style:name="Table8.1" style:family="table-row">
      <style:table-row-properties style:keep-together="true" fo:keep-together="auto"/>
    </style:style>
    <style:style style:name="Table8.A1" style:family="table-cell">
      <style:table-cell-properties style:vertical-align="top" fo:padding="0in" fo:border="none" style:writing-mode="lr-tb"/>
    </style:style>
    <style:style style:name="Table9" style:family="table">
      <style:table-properties style:width="6.5in" table:align="left" style:writing-mode="lr-tb"/>
    </style:style>
    <style:style style:name="Table9.A" style:family="table-column">
      <style:table-column-properties style:column-width="1.3813in"/>
    </style:style>
    <style:style style:name="Table9.B" style:family="table-column">
      <style:table-column-properties style:column-width="1.4604in"/>
    </style:style>
    <style:style style:name="Table9.C" style:family="table-column">
      <style:table-column-properties style:column-width="3.6583in"/>
    </style:style>
    <style:style style:name="Table9.1" style:family="table-row">
      <style:table-row-properties style:keep-together="true" fo:keep-together="auto"/>
    </style:style>
    <style:style style:name="Table9.A1" style:family="table-cell">
      <style:table-cell-properties style:vertical-align="top" fo:padding="0in" fo:border="none" style:writing-mode="lr-tb"/>
    </style:style>
    <style:style style:name="Table16" style:family="table">
      <style:table-properties style:width="6.5361in" table:align="left" style:writing-mode="lr-tb"/>
    </style:style>
    <style:style style:name="Table16.A" style:family="table-column">
      <style:table-column-properties style:column-width="1.3917in"/>
    </style:style>
    <style:style style:name="Table16.B" style:family="table-column">
      <style:table-column-properties style:column-width="1.45in"/>
    </style:style>
    <style:style style:name="Table16.C" style:family="table-column">
      <style:table-column-properties style:column-width="3.6944in"/>
    </style:style>
    <style:style style:name="Table16.1" style:family="table-row">
      <style:table-row-properties style:min-row-height="0.216in" style:keep-together="true" fo:keep-together="auto"/>
    </style:style>
    <style:style style:name="Table16.A1" style:family="table-cell">
      <style:table-cell-properties style:vertical-align="top" fo:padding="0in" fo:border="none" style:writing-mode="lr-tb"/>
    </style:style>
    <style:style style:name="P1" style:family="paragraph" style:parent-style-name="Text_20_body">
      <style:paragraph-properties style:snap-to-layout-grid="false"/>
    </style:style>
    <style:style style:name="P2" style:family="paragraph" style:parent-style-name="Text_20_body">
      <style:paragraph-properties fo:text-align="end" style:justify-single-word="false" style:snap-to-layout-grid="false"/>
    </style:style>
    <style:style style:name="P3" style:family="paragraph" style:parent-style-name="Text_20_body">
      <style:text-properties fo:font-size="10pt" style:font-size-asian="10pt" style:font-name-complex="Arial"/>
    </style:style>
    <style:style style:name="P4" style:family="paragraph" style:parent-style-name="Text_20_body">
      <style:text-properties fo:font-size="10pt" style:font-size-asian="10pt" style:font-name-complex="Arial" style:font-size-complex="10pt"/>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style:font-name-complex="Arial" style:font-size-complex="10pt"/>
    </style:style>
    <style:style style:name="P7" style:family="paragraph" style:parent-style-name="Text_20_body">
      <style:text-properties style:font-size-complex="10pt"/>
    </style:style>
    <style:style style:name="P8" style:family="paragraph" style:parent-style-name="Text_20_body">
      <style:text-properties fo:font-size="11pt" fo:font-weight="bold" style:font-size-asian="11pt" style:font-weight-asian="bold" style:font-size-complex="11pt" style:font-weight-complex="bold"/>
    </style:style>
    <style:style style:name="P9" style:family="paragraph" style:parent-style-name="Text_20_body">
      <style:text-properties fo:font-size="9pt" fo:font-weight="normal" style:font-size-asian="9pt" style:font-weight-asian="normal" style:font-size-complex="9pt" style:font-weight-complex="normal"/>
    </style:style>
    <style:style style:name="P10" style:family="paragraph" style:parent-style-name="Text_20_body">
      <style:text-properties fo:font-size="9pt" fo:font-weight="normal" style:font-size-asian="9pt" style:font-weight-asian="normal" style:font-name-complex="Arial" style:font-size-complex="9pt" style:font-weight-complex="normal"/>
    </style:style>
    <style:style style:name="P11" style:family="paragraph" style:parent-style-name="Text_20_body">
      <style:text-properties fo:font-weight="bold" style:font-weight-asian="bold" style:font-name-complex="Arial" style:font-size-complex="10pt" style:font-weight-complex="bold"/>
    </style:style>
    <style:style style:name="P12"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3" style:family="paragraph" style:parent-style-name="Standard">
      <style:text-properties style:font-name="Arial" fo:font-size="10pt" style:font-size-asian="10pt" style:font-name-complex="Arial" style:font-size-complex="10pt"/>
    </style:style>
    <style:style style:name="P14" style:family="paragraph" style:parent-style-name="Standard">
      <style:text-properties style:font-name="Arial" fo:font-size="10pt" fo:font-weight="normal" style:font-size-asian="10pt" style:font-weight-asian="normal" style:font-name-complex="Arial" style:font-size-complex="10pt" style:font-weight-complex="normal"/>
    </style:style>
    <style:style style:name="P15" style:family="paragraph" style:parent-style-name="Standard">
      <style:text-properties style:font-name="Arial" fo:font-size="9pt" style:font-size-asian="9pt" style:font-name-complex="Arial" style:font-size-complex="9pt"/>
    </style:style>
    <style:style style:name="P16" style:family="paragraph" style:parent-style-name="Standard">
      <style:text-properties style:font-name="Arial" fo:font-size="9pt" fo:font-weight="normal" style:font-size-asian="9pt" style:font-weight-asian="normal" style:font-name-complex="Arial" style:font-size-complex="9pt" style:font-weight-complex="normal"/>
    </style:style>
    <style:style style:name="P17" style:family="paragraph" style:parent-style-name="Standard">
      <style:paragraph-properties fo:margin-top="0in" fo:margin-bottom="0.0835in"/>
    </style:style>
    <style:style style:name="P18" style:family="paragraph" style:parent-style-name="Standard">
      <style:paragraph-properties fo:margin-top="0in" fo:margin-bottom="0.0835in"/>
      <style:text-properties style:font-name="Arial" fo:font-size="10pt" style:font-size-asian="10pt" style:font-name-complex="Arial"/>
    </style:style>
    <style:style style:name="P19"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20" style:family="paragraph" style:parent-style-name="Standard">
      <style:paragraph-properties fo:keep-together="always"/>
      <style:text-properties style:font-name="Arial" fo:font-size="10pt" fo:font-weight="normal" style:font-size-asian="10pt" style:font-weight-asian="normal" style:font-name-complex="Arial" style:font-size-complex="10pt" style:font-weight-complex="normal"/>
    </style:style>
    <style:style style:name="P21" style:family="paragraph" style:parent-style-name="Standard">
      <style:paragraph-properties fo:keep-together="always"/>
      <style:text-properties style:font-name="Arial" fo:font-size="9pt" fo:font-weight="normal" style:font-size-asian="9pt" style:font-weight-asian="normal" style:font-name-complex="Arial" style:font-size-complex="9pt" style:font-weight-complex="normal"/>
    </style:style>
    <style:style style:name="P22" style:family="paragraph" style:parent-style-name="Standard">
      <style:paragraph-properties fo:keep-together="always"/>
    </style:style>
    <style:style style:name="P23" style:family="paragraph" style:parent-style-name="Standard" style:list-style-name="WW8Num2">
      <style:paragraph-properties fo:margin-top="0in" fo:margin-bottom="0.0598in" fo:keep-with-next="always"/>
      <style:text-properties style:font-name="Arial" fo:font-size="10.5pt" fo:font-weight="bold" style:font-size-asian="10.5pt" style:font-weight-asian="bold" style:font-name-complex="Arial" style:font-size-complex="14pt" style:font-weight-complex="bold"/>
    </style:style>
    <style:style style:name="P24" style:family="paragraph" style:parent-style-name="Standard" style:master-page-name="">
      <style:paragraph-properties style:page-number="auto"/>
      <style:text-properties style:font-name="Arial" fo:font-size="10pt" fo:font-weight="bold" style:font-size-asian="10pt" style:font-weight-asian="bold" style:font-name-complex="Arial" style:font-size-complex="10pt" style:font-weight-complex="bold"/>
    </style:style>
    <style:style style:name="P25" style:family="paragraph" style:parent-style-name="Heading_20_3">
      <style:text-properties style:font-name-complex="Arial"/>
    </style:style>
    <style:style style:name="P26" style:family="paragraph" style:parent-style-name="Heading_20_3">
      <style:text-properties style:font-name-complex="Arial" style:font-size-complex="11pt"/>
    </style:style>
    <style:style style:name="P27" style:family="paragraph" style:parent-style-name="Heading_20_3">
      <style:paragraph-properties fo:margin-top="0in" fo:margin-bottom="0.0598in" style:snap-to-layout-grid="false"/>
    </style:style>
    <style:style style:name="P28" style:family="paragraph" style:parent-style-name="Heading_20_3">
      <style:paragraph-properties fo:margin-top="0in" fo:margin-bottom="0.0598in" style:snap-to-layout-grid="false"/>
      <style:text-properties style:font-name-complex="Arial"/>
    </style:style>
    <style:style style:name="P29" style:family="paragraph" style:parent-style-name="Heading_20_1" style:master-page-name="Standard">
      <style:paragraph-properties fo:margin-top="0.1665in" fo:margin-bottom="0.0835in" style:page-number="auto"/>
    </style:style>
    <style:style style:name="P30" style:family="paragraph" style:parent-style-name="Text_20_body" style:list-style-name="WW8Num2"/>
    <style:style style:name="P31" style:family="paragraph" style:parent-style-name="Text_20_body" style:list-style-name="WW8Num3"/>
    <style:style style:name="P32" style:family="paragraph" style:parent-style-name="Text_20_body" style:list-style-name="WW8Num3">
      <style:text-properties fo:language="fr" fo:country="FR"/>
    </style:style>
    <style:style style:name="P33" style:family="paragraph" style:parent-style-name="Text_20_body" style:list-style-name="WW8Num4">
      <style:text-properties style:font-size-complex="10pt"/>
    </style:style>
    <style:style style:name="T1" style:family="text">
      <style:text-properties style:font-name-complex="Arial"/>
    </style:style>
    <style:style style:name="T2" style:family="text">
      <style:text-properties style:font-name-complex="Arial" style:font-size-complex="10pt"/>
    </style:style>
    <style:style style:name="T3" style:family="text">
      <style:text-properties style:font-size-complex="10pt"/>
    </style:style>
    <style:style style:name="T4" style:family="text">
      <style:text-properties fo:font-weight="bold" style:font-weight-asian="bold" style:font-name-complex="Arial" style:font-size-complex="10pt" style:font-weight-complex="bold"/>
    </style:style>
    <style:style style:name="T5" style:family="text">
      <style:text-properties fo:font-weight="normal" style:font-weight-asian="normal" style:font-name-complex="Arial" style:font-size-complex="10pt" style:font-weight-complex="normal"/>
    </style:style>
    <style:style style:name="T6" style:family="text">
      <style:text-properties style:font-name="Arial" fo:font-size="10pt" style:font-size-asian="10pt"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fo:font-style="italic" style:font-size-asian="10pt" style:font-style-asian="italic" style:font-name-complex="Arial" style:font-size-complex="10pt" style:font-style-complex="italic"/>
    </style:style>
    <style:style style:name="T9" style:family="text">
      <style:text-properties style:font-name="Arial" fo:font-size="10pt" fo:font-style="normal" style:font-size-asian="10pt" style:font-style-asian="normal" style:font-name-complex="Arial" style:font-size-complex="10pt" style:font-style-complex="normal"/>
    </style:style>
    <style:style style:name="T10"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1" style:family="text">
      <style:text-properties style:font-name="Arial" fo:font-size="9pt" style:font-size-asian="9pt" style:font-name-complex="Arial" style:font-size-complex="9pt"/>
    </style:style>
    <style:style style:name="T12" style:family="text">
      <style:text-properties style:font-name="Arial" fo:font-size="9pt" fo:font-weight="normal" style:font-size-asian="9pt" style:font-weight-asian="normal" style:font-name-complex="Arial" style:font-size-complex="9pt" style:font-weight-complex="normal"/>
    </style:style>
    <style:style style:name="T13" style:family="text">
      <style:text-properties fo:font-style="italic" style:font-style-asian="italic" style:font-name-complex="Arial" style:font-size-complex="10pt" style:font-style-complex="italic"/>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John Dimm</text:h>
      <text:list xml:id="list7629820541804029899" text:style-name="WW8Num2">
        <text:list-item>
          <text:p text:style-name="P30">San Diego, 2021<text:tab/><text:tab/>http://www.johndimm.com/<text:tab/><text:tab/>http://www.linkedin.com/in/johndimm</text:p>
        </text:list-item>
      </text:list>
      <text:p text:style-name="Text_20_body"/>
      <text:list xml:id="list451474116" text:continue-numbering="true" text:style-name="WW8Num2">
        <text:list-item>
          <text:list>
            <text:list-item>
              <text:list>
                <text:list-item>
                  <text:p text:style-name="P23">Full Stack Lead and Data Engineer</text:p>
                </text:list-item>
              </text:list>
            </text:list-item>
          </text:list>
        </text:list-item>
      </text:list>
      <text:p text:style-name="Text_20_body">Highly effective in roles ranging from full stack developer to hands-on manager to individual contributor. <text:s/>This year I joined an early stage startup as CTO.</text:p>
      <text:p text:style-name="P4"/>
      <text:h text:style-name="Heading_20_2" text:outline-level="2">Skill Summary</text:h>
      <text:section text:style-name="Sect1" text:name="Section1">
        <text:list xml:id="list8364261569103493207" text:style-name="WW8Num3">
          <text:list-item>
            <text:p text:style-name="P31">MySQL, <text:s/>PostgreSQL, Lovefield</text:p>
          </text:list-item>
          <text:list-item>
            <text:p text:style-name="P32">SQL, Javascript, Python, React</text:p>
          </text:list-item>
          <text:list-item>
            <text:p text:style-name="P32">Map/Reduce using Hadoop and Pig</text:p>
          </text:list-item>
          <text:list-item>
            <text:p text:style-name="P32">Data Pipelines and ETL processing</text:p>
          </text:list-item>
          <text:list-item>
            <text:p text:style-name="P32">Amazon Alexa Skills</text:p>
          </text:list-item>
          <text:list-item>
            <text:p text:style-name="P31">Google Chrome Extensions</text:p>
          </text:list-item>
          <text:list-item>
            <text:p text:style-name="P31">Recommender systems</text:p>
          </text:list-item>
          <text:list-item>
            <text:p text:style-name="P31">Natural Language Processing</text:p>
          </text:list-item>
          <text:list-item>
            <text:p text:style-name="P31">Machine Translation\</text:p>
          </text:list-item>
          <text:list-item>
            <text:p text:style-name="P31">Google Custom Search</text:p>
          </text:list-item>
        </text:list>
      </text:section>
      <text:section text:style-name="Sect2" text:name="Section2">
        <text:h text:style-name="Heading_20_2" text:outline-level="2">Employment History</text:h>
        <text:p text:style-name="Text_20_body"/>
        <text:p text:style-name="Text_20_body"/>
        <table:table table:name="Table16" table:style-name="Table16">
          <table:table-column table:style-name="Table16.A"/>
          <table:table-column table:style-name="Table16.B"/>
          <table:table-column table:style-name="Table16.C"/>
          <table:table-row table:style-name="Table16.1">
            <table:table-cell table:style-name="Table16.A1" office:value-type="string">
              <text:h text:style-name="P27" text:outline-level="3">2020 – present</text:h>
            </table:table-cell>
            <table:table-cell table:style-name="Table16.A1" office:value-type="string">
              <text:h text:style-name="P27" text:outline-level="3">Lean Software Development</text:h>
            </table:table-cell>
            <table:table-cell table:style-name="Table16.A1" office:value-type="string">
              <text:h text:style-name="P27" text:outline-level="3">founder</text:h>
            </table:table-cell>
          </table:table-row>
        </table:table>
        <text:p text:style-name="Text_20_body">A sole-proprietorship to support my consulting work.</text:p>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27" text:outline-level="3">2020 - 2021</text:h>
            </table:table-cell>
            <table:table-cell table:style-name="Table1.A1" office:value-type="string">
              <text:h text:style-name="P27" text:outline-level="3">Galigo</text:h>
            </table:table-cell>
            <table:table-cell table:style-name="Table1.A1" office:value-type="string">
              <text:h text:style-name="P27" text:outline-level="3">CTO and co-founder</text:h>
            </table:table-cell>
          </table:table-row>
        </table:table>
        <text:p text:style-name="Text_20_body">Eleventh Hour Global, based in Singapore, changed its name to Galigo and I moved into the CTO role in September. <text:s/>We were building a marketplace for green products and a tool to help secretariats of industrial organizations manage their memberships lists. <text:s text:c="2"/></text:p>
        <text:p text:style-name="Text_20_body"/>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27" text:outline-level="3">2020</text:h>
            </table:table-cell>
            <table:table-cell table:style-name="Table2.A1" office:value-type="string">
              <text:h text:style-name="P27" text:outline-level="3">Eleventh Hour Global</text:h>
            </table:table-cell>
            <table:table-cell table:style-name="Table2.A1" office:value-type="string">
              <text:h text:style-name="P27" text:outline-level="3">Software Engineer</text:h>
            </table:table-cell>
          </table:table-row>
        </table:table>
        <text:p text:style-name="Text_20_body">Eleventh Hour is a topical search engine for green products. <text:s/>The standard way to aggregate product information from a group of suppliers is to get a product feed from each of them and aggregate <text:s/>products into a central database. <text:s/>I developed an alternative that requires no effort from suppliers, implemented a rating and review system for products, and created a novel recommender system that does the analysis in postgreSQL.</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27" text:outline-level="3">2018 – 2019</text:h>
            </table:table-cell>
            <table:table-cell table:style-name="Table3.A1" office:value-type="string">
              <text:h text:style-name="P27" text:outline-level="3">Zuora</text:h>
            </table:table-cell>
            <table:table-cell table:style-name="Table3.A1" office:value-type="string">
              <text:h text:style-name="P27" text:outline-level="3">Senior Software and Data Engineer</text:h>
            </table:table-cell>
          </table:table-row>
        </table:table>
        <text:p text:style-name="Text_20_body">Zuora manages subscriptions for companies like 24 Hour Fitness, HBO, and Carbonite. <text:s/>Insights is a tool that aggregates data from 20 sources to present a complete picture of customers. <text:s/>I implemented the utilization model to track pre-paid usage and determine when a customer was likely to go into overage, and created a test harness for integration testing. <text:s text:c="3"/>Later, I created an ETL process to help the accounting department during end-of-quarter reconciliation, taking data from two sources, loading into a local postgres database, and generating a combined report. <text:s/>Finally, I was in a 4-person team that created a new, simplified aggregator for internal use. <text:s text:c="2"/>I learned more than I ever wanted to know about subscriptions, rate plans, rate plan charges, and rate plan charge tiers.</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27" text:outline-level="3">2015 – 2018</text:h>
            </table:table-cell>
            <table:table-cell table:style-name="Table4.A1" office:value-type="string">
              <text:h text:style-name="P27" text:outline-level="3">Acculitx, Inc.</text:h>
            </table:table-cell>
            <table:table-cell table:style-name="Table4.A1" office:value-type="string">
              <text:h text:style-name="P27" text:outline-level="3">Senior Data Engineer</text:h>
            </table:table-cell>
          </table:table-row>
        </table:table>
        <text:p text:style-name="P6">Accuscore went through a series of promising customer evaluations, but it never caught fire. <text:s/>A year later, the <text:soft-page-break/>system I set up was still processing data and generating reports, with no manual intervention.</text:p>
        <text:p text:style-name="P7"/>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27" text:outline-level="3">2011 – 2014</text:h>
            </table:table-cell>
            <table:table-cell table:style-name="Table5.A1" office:value-type="string">
              <text:h text:style-name="P27" text:outline-level="3">SYSTRAN</text:h>
            </table:table-cell>
            <table:table-cell table:style-name="Table5.A1" office:value-type="string">
              <text:h text:style-name="P27" text:outline-level="3">Director of Software Engineering</text:h>
            </table:table-cell>
          </table:table-row>
        </table:table>
        <text:p text:style-name="P6">A pioneer in Machine Translation, SYSTRAN was for many years the engine behind the free translation services offered by Microsoft, Google, Yahoo, and Alta Vista, where it was called Babel Fish. <text:s/>My group in San Diego consists of software engineers, computational linguists, classically trained linguists, and lexicographers. We use hybrid approaches and domain-specific parallel corpora to train specialized translation models and extract dictionaries. <text:s/></text:p>
        <text:p text:style-name="P7"/>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27" text:outline-level="3">2008 – 2011</text:h>
            </table:table-cell>
            <table:table-cell table:style-name="Table6.A1" office:value-type="string">
              <text:h text:style-name="P27" text:outline-level="3">Photometria, Inc.</text:h>
            </table:table-cell>
            <table:table-cell table:style-name="Table6.A1" office:value-type="string">
              <text:h text:style-name="P27" text:outline-level="3">Director of Engineering, Software Developer</text:h>
            </table:table-cell>
          </table:table-row>
        </table:table>
        <text:p text:style-name="P6">E-commerce using Amazon and linkshare. <text:s/>Recommendations of products based on co-occurrence. <text:s/>Google Maps mashup showing worldwide activity. Computer vision algorithms in openCV. <text:s text:c="2"/>Fast Thin Plate Spline rendering using openGL for the iPad. <text:s/></text:p>
        <text:p text:style-name="P7"/>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27" text:outline-level="3">2007 – 2008</text:h>
            </table:table-cell>
            <table:table-cell table:style-name="Table7.A1" office:value-type="string">
              <text:h text:style-name="P27" text:outline-level="3">Veoh Networks</text:h>
            </table:table-cell>
            <table:table-cell table:style-name="Table7.A1" office:value-type="string">
              <text:h text:style-name="P28" text:outline-level="3">Director, Search &amp; Analytics</text:h>
            </table:table-cell>
          </table:table-row>
        </table:table>
        <text:p text:style-name="Text_20_body"><text:span text:style-name="T3">My international team was responsible for metrics and recommendations. <text:s/></text:span><text:span text:style-name="T2">Due to an exponential rise in log volume, the Veoh web metrics system stopped functioning a week before I arrived. <text:s/>We put together a stop-gap ETL system using MySQL and perl in a few weeks, later replaced by Oracle.</text:span></text:p>
        <text:p text:style-name="P7"/>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27" text:outline-level="3">2004 - 2007</text:h>
            </table:table-cell>
            <table:table-cell table:style-name="Table8.A1" office:value-type="string">
              <text:h text:style-name="P27" text:outline-level="3">Websense</text:h>
            </table:table-cell>
            <table:table-cell table:style-name="Table8.A1" office:value-type="string">
              <text:h text:style-name="P27" text:outline-level="3">Director, Reporting and Database Development</text:h>
            </table:table-cell>
          </table:table-row>
        </table:table>
        <text:p text:style-name="P6">I led a team to resolve one of Websense’s biggest problems: <text:s/>we could not assume partition support in MSDE/SQL Server and our customer’s databases suffered declining performance as they filled up. <text:s/>We came up with a simple partitioning technique that worked even on the low-end database MSDE. <text:s/>It allowed users to go beyond the size limitation of MSDE, using multiple databases and UNION ALL queries. <text:s/>The system allowed Websense to satisfy its largest clients, among them Boeing, Rolls Royce, and British Telecom.</text:p>
        <text:p text:style-name="P7"/>
        <table:table table:name="Table9" table:style-name="Table9">
          <table:table-column table:style-name="Table9.A"/>
          <table:table-column table:style-name="Table9.B"/>
          <table:table-column table:style-name="Table9.C"/>
          <table:table-row table:style-name="Table9.1">
            <table:table-cell table:style-name="Table9.A1" office:value-type="string">
              <text:h text:style-name="P27" text:outline-level="3">2000 - 2004 </text:h>
            </table:table-cell>
            <table:table-cell table:style-name="Table9.A1" office:value-type="string">
              <text:h text:style-name="P27" text:outline-level="3">Websense </text:h>
            </table:table-cell>
            <table:table-cell table:style-name="Table9.A1" office:value-type="string">
              <text:h text:style-name="P27" text:outline-level="3">Chief Scientist</text:h>
            </table:table-cell>
          </table:table-row>
        </table:table>
        <text:p text:style-name="P7">My team developed tools for Websense’s impossible core task: <text:s/>classify the entire internet into about 80 categories. <text:s/>We developed a pipeline to manage and report on computer-assisted human classification of web pages. <text:s/>Our Digital Fingerprint was a heat-map created from Support Vector Machine scores of membership in each category.</text:p>
        <text:p text:style-name="P7"/>
        <text:h text:style-name="Heading_20_2" text:outline-level="2">Highlights</text:h>
        <text:p text:style-name="P8">Acculitx Driver Score Portal</text:p>
        <text:p text:style-name="P9">Platform: AWS, Python, MySQL, PHP, celery, javascript, angular, react, auth0</text:p>
        <text:p text:style-name="P9">With: Peter Ellegaard (physics)</text:p>
        <text:p text:style-name="P8"/>
        <text:p text:style-name="P6">Accuscore generates a FICO-like score for driving behavior using accelerometer data gathered by an on-board device or cellphone. <text:s text:c="3"/>The first version used <text:s/>the database only for storage, passing large amounts of data back and forth between the database and the application. <text:s/>Ingest was driven by Python and done line by line. <text:s/>All analysis was done in Python, doing multiple passes through many thousands of records. <text:s/>I moved this work into the database using stored procedures, and ingested files in batch. Trip files that took minutes to process were now being done in a second or two. <text:s/>I replaced the bloated Joomla front-end with React, and extended it to show each driver's week-over-week scores across several dimensions. <text:s/></text:p>
        <text:p text:style-name="P6"/>
        <text:p text:style-name="P6">The summarized raw physical measurements formed an unwieldy distribution, and some time had been spent trying to tame it. <text:s/>Playing with the data in R, I found that the data is log-normal – the log of the same readings very clearly form a normal curve. <text:s text:c="2"/>We were able to reduce six dimensions to a single score by computing a simple weighted average, and the result was again a normal curve, as desired.</text:p>
        <text:p text:style-name="P12"/>
        <text:p text:style-name="P12"><text:soft-page-break/>2018: What Looks Good?</text:p>
        <text:p text:style-name="P15">Platform: Yelp Dataset Challenge, React, MySQL</text:p>
        <text:p text:style-name="Standard"><text:span text:style-name="T11">Link: </text:span><text:a xlink:type="simple" xlink:href="http://www.johndimm.com/yelp_db_caption/app/" text:style-name="Internet_20_link" text:visited-style-name="Visited_20_Internet_20_Link"><text:span text:style-name="Internet_20_link"><text:span text:style-name="T11">http://www.johndimm.com/yelp_db_caption/app/</text:span></text:span></text:a></text:p>
        <text:p text:style-name="P13"/>
        <text:p text:style-name="Standard"><text:span text:style-name="T7">I wanted to create an interface that lets you start by thinking about </text:span><text:span text:style-name="T8">what</text:span><text:span text:style-name="T7"> you </text:span><text:span text:style-name="T9">want</text:span><text:span text:style-name="T7"> to eat and decide later </text:span><text:span text:style-name="T8">where</text:span><text:span text:style-name="T7"> you want to eat. <text:s text:c="2"/>The Yelp Dataset Challenge makes available a good chunk of anonymized data. <text:s/>Using only the restaurant table, the photographs, and photo captions, it was possible to extract the latent concept of a Dish. <text:s/>The key insight was that when people take pictures of food, the captions often have a useful feature: they just say what it is. <text:s/>“Sushi”, “Steak”, and “Grilled calamari” are common captions. <text:s text:c="2"/>We can identify dishes from the co-occurrence of such phrases in caption text, then expand coverage by including captions that contain those phrases. <text:s/>The UI relies on two recommender systems built on the relation between restaurants and their dishes, to find related dishes and related restaurants. </text:span></text:p>
        <text:p text:style-name="P6"/>
        <text:p text:style-name="P11">Web Speech API Experiments</text:p>
        <text:p text:style-name="P10">Platform: Google Chrome, jQuery, Systran/Google/Azure translation, WebRTC, Alchemy API, YahooBOSS, flickr API</text:p>
        <text:p text:style-name="P6"/>
        <text:p text:style-name="Text_20_body"><text:span text:style-name="T2">When I was managing the team of computational linguists at Systran, the Web Speech API was released in Google Chrome with support for continuous speech recognition and I wrote several apps to make use of it. <text:s/></text:span><text:span text:style-name="T4">TalkShow</text:span><text:span text:style-name="T2"> is an experiment in “ambient computing” – it runs in the background while you talk, converts speech to text, analyzes the text to extract noun phrases and proper nouns, does live queries against Flickr and Bing, and displays a slideshow of possibly relevant images. <text:s/></text:span><text:span text:style-name="T4">Fun With Speech</text:span><text:span text:style-name="T2"> is a set of minimal demos of several speech and language related features and was the basis for my talk at the 2014 jQuery conference. <text:s/>The </text:span><text:span text:style-name="T4">Translating Telephone</text:span><text:span text:style-name="T2"> was based on the open source video conferencing system WebRTC. <text:s/>Each participant speaks <text:s/>in their own language and the other users see the video feed with subtitles in their own language. <text:s/>Translation was done by Systran, Google, or Azure. <text:s/></text:span></text:p>
        <text:p text:style-name="P6"/>
        <text:p text:style-name="P11">Veoh Video Recommendations</text:p>
        <text:p text:style-name="P10">Platform: MySQL, Oracle, Hadoop, pig</text:p>
        <text:p text:style-name="P10">With: Alexander Sherback (SQL guru), Ted Dunning (scientist)</text:p>
        <text:p text:style-name="P3"/>
        <text:p text:style-name="P18">Users often upload videos without a good description, making them invisible to standard text search. <text:s/>It turns out that a system designed to find related videos also solves this search problem.</text:p>
        <text:p text:style-name="P18">People rarely bother to provide ratings on videos. <text:s/>One key insight in the new recommendations system I designed and implemented was to use passive viewing behavior instead of explicit ratings. <text:s/>The longer the viewing session, the more likely the user was really interested in the video. <text:s/>Brief viewing sessions were rejected, since they are often the result of a misleading title or thumbnail. <text:s/>In this way, we skimmed off the top of our mountain of data to extract information reflecting true user interest. <text:s/></text:p>
        <text:p text:style-name="P18">We noticed that the method of grouping and the method of finding surprising features of a group are independent. <text:s/>We could group people by video viewing behavior and use that to predict search queries. <text:s/>Or group people by search query and then look at the videos they liked. <text:s/>This last technique is formally the same as a search engine: the input is a query and the output is an ordered list of videos. <text:s/></text:p>
        <text:p text:style-name="P17"><text:span text:style-name="T6">An interesting consequence of this search method: <text:s text:c="2"/>“Paco de Lucia” yields videos on flamenco guitar even though we had no Paco de Lucia at the time. <text:s/>That is because users who searched for him ended up watching other flamenco videos, and behavioral search makes use of that fact. <text:s text:c="2"/>Of course, the text-based search engine finds nothing for this query. <text:s/></text:span><text:span text:style-name="T10">Behavioral search can find relevant results even when there is no textual evidence.</text:span></text:p>
        <text:p text:style-name="P18">We started with a naïve SQL solution running on Oracle and ended up with an elegant Pig script running on a 20-node Hadoop cluster. </text:p>
        <text:p text:style-name="P6"/>
        <text:p text:style-name="P11">Websense Explorer</text:p>
        <text:p text:style-name="P10">Platform: SQL Server for Windows, MySQL for Unix, perl</text:p>
        <text:p text:style-name="P10">With: Vince Star (developer) and Don Aymar (graphic designer)</text:p>
        <text:p text:style-name="P11"/>
        <text:p text:style-name="P7"><text:soft-page-break/>Logs of URL access by a company’s employees are summarized by date, category, user, and other dimensions.  </text:p>
        <text:p text:style-name="Text_20_body"><text:span text:style-name="T3">Websense had a traditional batch-oriented template-based reporting program. The Explorer interface lets you select a value for one dimension and drill down by another in the same click. <text:s/>It was a game-changing product that gave instant information, a sense of free movement through the data, and showed users immediately the </text:span><text:span text:style-name="T3">issues Websense was designed to address.  </text:span><text:span text:style-name="T5">It was touted as the flagship product of Websense for several years and was often cited as the deciding feature in a purchase.</text:span></text:p>
        <text:p text:style-name="P7"/>
        <text:h text:style-name="Heading_20_2" text:outline-level="2">Personal Projects</text:h>
        <text:p text:style-name="P24"/>
        <text:p text:style-name="P12">2021: Collaboration Graph Browser </text:p>
        <text:p text:style-name="P21">Platform: React/Next and PostgreSQL</text:p>
        <text:p text:style-name="P22"><text:span text:style-name="T12">Link: </text:span><text:span text:style-name="Internet_20_link"><text:span text:style-name="T12">http://www.johndimm.com/collaboration.html</text:span></text:span></text:p>
        <text:p text:style-name="P20"/>
        <text:p text:style-name="P20">A research tool for students and collectors. <text:s/>I used musicbrainz's public database to extract the collaboration graph, and developed this front-end interface. <text:s/>It answers the question: <text:s/>What were the musicians on this album doing before and after? <text:s/>The same concept was also applied to the IMDb database for movies and tv shows.</text:p>
        <text:p text:style-name="P12"/>
        <text:p text:style-name="P12">2021: Filterpanel</text:p>
        <text:p text:style-name="P16">Platform: React/Next</text:p>
        <text:p text:style-name="Standard"><text:span text:style-name="T12">Link: </text:span><text:span text:style-name="Internet_20_link"><text:span text:style-name="T12">https://filterpanel-csv.vercel.app/</text:span></text:span></text:p>
        <text:p text:style-name="P14"/>
        <text:p text:style-name="P14">A software tool that generates a filter panel UI, as seen on Amazon and many other e-commerce sites. <text:s/>Filtering is a powerful adjunct to natural language search. <text:s/>This version downloads a large set of search results and reads them into local memory. <text:s/>All analysis is done in javascript. <text:s/>In spite of that, or maybe because of it, response is super fast.</text:p>
        <text:p text:style-name="Text_20_body"/>
        <text:p text:style-name="P12">2019: TalkShow for Alexa</text:p>
        <text:p text:style-name="P16">Platform: Amazon Alexa Skill</text:p>
        <text:p text:style-name="Standard"><text:span text:style-name="T12">Link: </text:span><text:a xlink:type="simple" xlink:href="https://www.amazon.com/John-Dimm-TalkShow/dp/B0816KVF14/ref=sr_1_1?keywords=TalkShow&amp;qid=1579326798&amp;s=digital-skills&amp;sr=1-1" text:style-name="Internet_20_link" text:visited-style-name="Visited_20_Internet_20_Link"><text:span text:style-name="Internet_20_link"><text:span text:style-name="T12">https://www.amazon.com/John-Dimm-TalkShow/dp/B0816KVF14/ref=sr_1_1?keywords=TalkShow&amp;qid=1579326798&amp;s=digital-skills&amp;sr=1-1</text:span></text:span></text:a></text:p>
        <text:p text:style-name="P14"/>
        <text:p text:style-name="P14">A port of my Chrome web app TalkShow, this one uses the entire user utterance as query to Flickr and Bing through Azure Cognitive Services. <text:s/>Results are displayed in a slideshow done using the Amazon Presentation Language and the AutoPage command.</text:p>
        <text:p text:style-name="P5"/>
        <text:p text:style-name="P12">2019: Breakdown for Mint and Personal Capital</text:p>
        <text:p text:style-name="P15">Platform: Google Chrome Extension, React, SQL using Lovefield</text:p>
        <text:p text:style-name="Standard"><text:span text:style-name="T11">Link: </text:span><text:a xlink:type="simple" xlink:href="https://chrome.google.com/webstore/detail/breakdown-for-mint-and-pe/npkcbabhgmplkmaaljpcbombbgkggilm?h1=en" text:style-name="Internet_20_link" text:visited-style-name="Visited_20_Internet_20_Link"><text:span text:style-name="Internet_20_link"><text:span text:style-name="T11">https://chrome.google.com/webstore/detail/breakdown-for-mint-and-pe/npkcbabhgmplkmaaljpcbombbgkggilm?h1=en</text:span></text:span></text:a></text:p>
        <text:p text:style-name="P13"/>
        <text:p text:style-name="P5">Breakdown <text:s/>slices and dices personal financial data. <text:s/>The interface works on all kinds of multidimensional data. </text:p>
        <text:p text:style-name="Text_20_body">For personal finance, it loads your downloaded Mint or Personal Capital data into Lovefield, the browser-based local database written in javascript by a team at Google.</text:p>
        <text:p text:style-name="P13"><text:s/></text:p>
        <text:h text:style-name="Heading_20_2" text:outline-level="2">Patents</text:h>
        <text:h text:style-name="Heading_20_3" text:outline-level="3"><text:span text:style-name="T1">2008: </text:span><text:a xlink:type="simple" xlink:href="http://www.sumobrain.com/patents/wipo/Searching-using-patterns-usage/WO2009152370.html" text:style-name="Internet_20_link" text:visited-style-name="Visited_20_Internet_20_Link"><text:span text:style-name="Internet_20_link">Search System using Patterns of Usage</text:span></text:a></text:h>
        <text:p text:style-name="P6">From the filing: “The fact that recommendation technology can be used to implement a search function appears to be completely novel.” </text:p>
        <text:p text:style-name="P6"><text:s/></text:p>
        <text:p text:style-name="P6">Collaborative filtering is normally used to group people by a given behavior (products purchased, web pages viewed), and then use that to predict future behavior of the same sort. You might want to buy this product <text:soft-page-break/>because it was bought by people who bought some of the things you bought in the past.</text:p>
        <text:p text:style-name="P6"><text:line-break/>The twist here is to switch in the middle, from one kind of behavior to another. For the query-to-document mapping, it looks at the users who have done a given query, and then instead of looking at the other queries they have done (which produces similar queries), it looks at all the videos they have watched. It doesn't matter how they got to them: from the given query or from some other query or by browsing or whatever. People who performed this query disproportionately watched these videos. </text:p>
        <text:p text:style-name="P7"/>
        <text:h text:style-name="Heading_20_3" text:outline-level="3">2007: <text:a xlink:type="simple" xlink:href="http://www.freepatentsonline.com/7797270.html" text:style-name="Internet_20_link" text:visited-style-name="Visited_20_Internet_20_Link"><text:span text:style-name="Internet_20_link">System and method of monitoring and controlling application files,</text:span></text:a> Patent number: 7185015, with Harold Kester, Ron Hegli, and Mark Andersen</text:h>
        <text:p text:style-name="P7"/>
        <text:p text:style-name="P6">Websense wanted to create a categorized database of Windows applications, in order to filter and control them. <text:s/>This was seen as a logical extension of their core business of filtering websites by category. <text:s/>The patent dealt with a practical problem: <text:s/>we couldn’t possibly buy or somehow acquire every piece of software in the world. <text:s/>Our solution was to ship software with our product that examines and generates hashes for the application files our client software finds on the user’s computers and send that information back to Websense for classification. <text:s/>I <text:s/>wrote the Windows Portable Executable hashing routines and a created a GUI in C# to display the captured version info, link to websites, and facilitate the manual classification process.</text:p>
        <text:h text:style-name="Heading_20_2" text:outline-level="2">Publications</text:h>
        <text:h text:style-name="P26" text:outline-level="3">2001: Presenting content one slide at a time</text:h>
        <text:p text:style-name="P6">Platform: Unix or Windows, World Wide Web <text:line-break/>Language: Perl, Javascript </text:p>
        <text:p text:style-name="Text_20_body"><text:span text:style-name="T2">Link: </text:span><text:a xlink:type="simple" xlink:href="https://people.apache.org/~jim/NewArchitect/webtech/2001/04/dimm/index.html" text:style-name="Internet_20_link" text:visited-style-name="Visited_20_Internet_20_Link"><text:span text:style-name="Internet_20_link">https://people.apache.org/~jim/NewArchitect/webtech/2001/04/dimm/index.html</text:span></text:a></text:p>
        <text:p text:style-name="Text_20_body"/>
        <text:p text:style-name="P6">The lowly slide show is an underrated user interface paradigm. This article examines four implementations.</text:p>
        <text:p text:style-name="P7"/>
        <text:h text:style-name="P25" text:outline-level="3">1991 : A tiny Windows Class Library </text:h>
        <text:p text:style-name="P6">Platform: Windows <text:line-break/>Language: C++</text:p>
        <text:p text:style-name="Text_20_body"><text:span text:style-name="T2">Link: </text:span><text:a xlink:type="simple" xlink:href="https://www.unz.com/print/ProgrammersJournal-1991nov-00016/" text:style-name="Internet_20_link" text:visited-style-name="Visited_20_Internet_20_Link"><text:span text:style-name="Internet_20_link">https://www.unz.com/print/ProgrammersJournal-1991nov-00016/</text:span></text:a></text:p>
        <text:p text:style-name="P7"/>
        <text:p text:style-name="Text_20_body"><text:span text:style-name="T2">Soon after the release of the first Windows C++ compiler by Borland, this was the feature article in the November/December 1991 issue of </text:span><text:span text:style-name="T13">Programmer's Journal.</text:span><text:span text:style-name="T2"> <text:s/>Before OWL or MFC, it showed how a simple class library in Borland C++ lets developers avoid the usual Windows boilerplate code. Create a generic window in two statements.</text:span></text:p>
        <text:h text:style-name="Heading_20_2" text:outline-level="2">Education</text:h>
        <text:p text:style-name="P7"/>
        <text:list xml:id="list4905899117508722869" text:style-name="WW8Num4">
          <text:list-item>
            <text:p text:style-name="P33">University of Washington: Ethnomusicology, Philosophy, Linguistics, Mathematics. B.S. Mathematics, B.A. Philosophy, cum laude, Phi Beta Kappa.</text:p>
          </text:list-item>
          <text:list-item>
            <text:p text:style-name="P33">Reed College: Physics major</text:p>
          </text:list-item>
        </text:list>
        <text:h text:style-name="Heading_20_2" text:outline-level="2">Foreign Languages</text:h>
        <text:p text:style-name="Text_20_body"/>
        <text:p text:style-name="Text_20_body">I spent four years working in Paris and my extended family is French, so I can speak and read i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Tahom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fo:margin-top="0in" fo:margin-bottom="0in" fo:background-color="transparent">
        <style:background-image/>
      </style:paragraph-properties>
      <style:text-properties style:font-name="Arial" fo:font-size="10pt" style:font-size-asian="10pt" style:font-name-complex="Arial"/>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598in" fo:text-indent="0in" style:auto-text-indent="false" fo:background-color="transparent">
        <style:background-image/>
      </style:paragraph-properties>
      <style:text-properties fo:font-size="11pt" fo:font-weight="bold" style:font-size-asian="11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OpenSymbol" style:font-name-complex="Open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language="fr" fo:country="FR" style:font-name-complex="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Symbol"/>
    </style:style>
    <style:style style:name="WW8Num5z1" style:family="text">
      <style:text-properties style:font-name="OpenSymbol" style:font-name-complex="OpenSymbol"/>
    </style:style>
    <style:style style:name="WW8Num6z0" style:family="text">
      <style:text-properties style:font-name="Symbol" style:font-name-complex="Symbol"/>
    </style:style>
    <style:style style:name="WW8Num6z1" style:family="text">
      <style:text-properties style:font-name="OpenSymbol" style:font-name-complex="OpenSymbol" style:font-size-complex="10pt"/>
    </style:style>
    <style:style style:name="WW8Num7z0" style:family="text">
      <style:text-properties style:font-name="Symbol" fo:font-size="10pt" style:font-size-asian="10pt" style:font-name-complex="Symbol"/>
    </style:style>
    <style:style style:name="WW8Num7z1" style:family="text">
      <style:text-properties style:font-name="OpenSymbol" style:font-name-complex="Open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Balloon_20_Text_20_Char" style:display-name="Balloon Text Char" style:family="text">
      <style:text-properties style:font-name="Tahoma" fo:font-size="8pt" style:letter-kerning="true" style:font-name-asian="Arial Unicode MS1" style:font-size-asian="8pt" style:font-name-complex="Mangal"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6.9125in" fo:margin-left="0.0076in" table:align="left" style:writing-mode="lr-tb"/>
    </style:style>
    <style:style style:name="Table10.A" style:family="table-column">
      <style:table-column-properties style:column-width="1.4549in"/>
    </style:style>
    <style:style style:name="Table10.B" style:family="table-column">
      <style:table-column-properties style:column-width="4.875in"/>
    </style:style>
    <style:style style:name="Table10.C" style:family="table-column">
      <style:table-column-properties style:column-width="0.5826in"/>
    </style:style>
    <style:style style:name="Table10.1" style:family="table-row">
      <style:table-row-properties style:keep-together="true" fo:keep-together="auto"/>
    </style:style>
    <style:style style:name="Table10.A1" style:family="table-cell">
      <style:table-cell-properties style:vertical-align="top" fo:padding="0.0382in" fo:border="none" style:writing-mode="lr-tb"/>
    </style:style>
    <style:style style:name="MP1" style:family="paragraph" style:parent-style-name="Text_20_body">
      <style:paragraph-properties style:snap-to-layout-grid="false"/>
    </style:style>
    <style:style style:name="MP2" style:family="paragraph" style:parent-style-name="Text_20_body">
      <style:paragraph-properties fo:text-align="end" style:justify-single-word="false" style:snap-to-layout-grid="false"/>
    </style:style>
    <style:page-layout style:name="Mpm1">
      <style:page-layout-properties fo:page-width="8.5in" fo:page-height="11in" style:num-format="1" style:print-orientation="portrait" fo:margin-top="0.7874in" fo:margin-bottom="0.640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8201in" fo:margin-left="0in" fo:margin-right="0in" fo:margin-top="0.7811in" style:dynamic-spacing="true"/>
      </style:footer-style>
    </style:page-layout>
    <style:page-layout style:name="Mpm2">
      <style:page-layout-properties fo:page-width="8.5in" fo:page-height="11in" style:num-format="1" style:print-orientation="portrait" fo:margin-top="0.7874in" fo:margin-bottom="1.460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John Dimm</text:p>
            </table:table-cell>
            <table:table-cell table:style-name="Table10.A1" office:value-type="string">
              <text:p text:style-name="MP2">October 2021</text:p>
            </table:table-cell>
            <table:table-cell table:style-name="Table10.A1" office:value-type="string">
              <text:p text:style-name="MP2">Page <text:page-number text:select-page="current">5</text:page-number></text:p>
            </table:table-cell>
          </table:table-row>
        </table:table>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Dimm</meta:initial-creator>
    <meta:creation-date>2015-02-11T21:34:00</meta:creation-date>
    <dc:creator>John Dimm</dc:creator>
    <dc:date>2021-10-05T13:14:07</dc:date>
    <meta:print-date>2020-01-18T15:44:00</meta:print-date>
    <meta:editing-cycles>26</meta:editing-cycles>
    <meta:editing-duration>PT8H24M53S</meta:editing-duration>
    <meta:generator>OpenOffice/4.1.6$Unix OpenOffice.org_project/416m1$Build-9790</meta:generator>
    <meta:document-statistic meta:table-count="11" meta:image-count="0" meta:object-count="0" meta:page-count="5" meta:paragraph-count="126" meta:word-count="2354" meta:character-count="15212"/>
  </office:meta>
</office:document-meta>
</file>